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005000000054F3A64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onstantia1" svg:font-family="Constanti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nstantia" svg:font-family="Constant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.70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9bb6ef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8.382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6.75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95294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.051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Title_20_and_20_Content-notes">
      <style:graphic-properties draw:fill-color="#ffffff" fo:min-height="13.365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9.742cm" style:use-optimal-column-width="false"/>
    </style:style>
    <style:style style:name="co2" style:family="table-column">
      <style:table-column-properties style:column-width="8.889cm" style:use-optimal-column-width="false"/>
    </style:style>
    <style:style style:name="co3" style:family="table-column">
      <style:table-column-properties style:column-width="8.007cm" style:use-optimal-column-width="false"/>
    </style:style>
    <style:style style:name="co4" style:family="table-column">
      <style:table-column-properties style:column-width="7.831cm" style:use-optimal-column-width="false"/>
    </style:style>
    <style:style style:name="co5" style:family="table-column">
      <style:table-column-properties style:column-width="8.677cm" style:use-optimal-column-width="false"/>
    </style:style>
    <style:style style:name="co6" style:family="table-column">
      <style:table-column-properties style:column-width="9.947cm" style:use-optimal-column-width="false"/>
    </style:style>
    <style:style style:name="ro1" style:family="table-row">
      <style:table-row-properties style:row-height="9.315cm"/>
    </style:style>
    <style:style style:name="ro2" style:family="table-row">
      <style:table-row-properties style:row-height="8.889cm"/>
    </style:style>
    <style:style style:name="ro3" style:family="table-row">
      <style:table-row-properties style:row-height="8.131cm"/>
    </style:style>
    <style:style style:name="ro4" style:family="table-row">
      <style:table-row-properties style:row-height="6.381cm"/>
    </style:style>
    <style:style style:name="ro5" style:family="table-row">
      <style:table-row-properties style:row-height="4.701cm"/>
    </style:style>
    <style:style style:name="ro6" style:family="table-row">
      <style:table-row-properties style:row-height="7.196cm"/>
    </style:style>
    <style:style style:name="ro7" style:family="table-row">
      <style:table-row-properties style:row-height="6.984cm"/>
    </style:style>
    <style:style style:name="ro8" style:family="table-row">
      <style:table-row-properties style:row-height="8.677cm"/>
    </style:style>
    <style:style style:name="ce1" style:family="table-cell">
      <style:graphic-properties draw:fill="solid" draw:fill-color="#0f6fc6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50pt"/>
    </style:style>
    <style:style style:name="P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50e0ea" style:text-line-through-style="none" style:text-line-through-type="none" style:text-position="0% 100%" style:font-name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nstant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4617b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04617b" style:text-line-through-style="none" style:text-line-through-type="none" style:text-position="30% 58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tantia1" fo:font-size="44pt" fo:letter-spacing="normal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tant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tantia1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tantia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tant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Constant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tantia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tantia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0e0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bd0d9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809cm" svg:height="5.079cm" svg:x="-1.482cm" svg:y="4.233cm" presentation:class="title" presentation:user-transformed="true">
          <draw:text-box>
            <text:p text:style-name="P1"><text:span text:style-name="T1">NORMALIZATION</text:span></text:p>
          </draw:text-box>
        </draw:frame>
        <draw:custom-shape draw:name="TextBox 3" draw:style-name="gr1" draw:text-style-name="P4" draw:layer="layout" svg:width="11.429cm" svg:height="7.869cm" svg:x="13.893cm" svg:y="11.853cm">
          <text:p text:style-name="P3"><text:span text:style-name="T2">Submitted By</text:span><text:span text:style-name="T3">:</text:span></text:p>
          <text:p text:style-name="P3"><text:span text:style-name="T3"/></text:p>
          <text:p text:style-name="P3"><text:span text:style-name="T4">Bharat Gupta-IIT2014156</text:span></text:p>
          <text:p text:style-name="P3"><text:span text:style-name="T4">Anujraj Goel-IIM2014002</text:span></text:p>
          <text:p text:style-name="P3"><text:span text:style-name="T4">Parshant Singh-IIT2014157</text:span></text:p>
          <text:p text:style-name="P3"><text:span text:style-name="T4">Likhama Ram-IIT201416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      &#9;1st Normal Form(1 NF)" draw:style-name="dp1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1.956cm" presentation:class="title" presentation:user-transformed="true">
          <draw:text-box>
            <text:p text:style-name="P5"><text:span text:style-name="T5"><text:s text:c="6"/></text:span><text:span text:style-name="T5"><text:tab/></text:span><text:span text:style-name="T5">1</text:span><text:span text:style-name="T6">st</text:span><text:span text:style-name="T5"> Normal Form(1 NF)</text:span></text:p>
          </draw:text-box>
        </draw:frame>
        <draw:frame draw:name="Content Placeholder 2" presentation:style-name="pr4" draw:text-style-name="P8" draw:layer="layout" svg:width="22.859cm" svg:height="12.191cm" svg:x="1.27cm" svg:y="5.927cm" presentation:class="outline" presentation:user-transformed="true">
          <draw:text-box>
            <text:list text:style-name="L4">
              <text:list-item>
                <text:p text:style-name="P7"><text:span text:style-name="T7">The first normal form rule is that there should be no nesting or repeating groups in a table.</text:span></text:p>
              </text:list-item>
              <text:list-item>
                <text:p text:style-name="P7"><text:span text:style-name="T7"> </text:span><text:span text:style-name="T7">Now an entity type that contains only one value for an attribute in an entity instance ensures the application of first normal form for the entity type.</text:span></text:p>
              </text:list-item>
              <text:list-item>
                <text:p text:style-name="P7"><text:span text:style-name="T7">So in a way any entity type with candidate keys is by default in first normal for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" presentation:style-name="pr4" draw:text-style-name="P8" draw:layer="layout" svg:width="22.859cm" svg:height="12.191cm" svg:x="1.482cm" svg:y="2.328cm" presentation:class="outline" presentation:user-transformed="true">
          <draw:text-box>
            <text:p text:style-name="P9"><text:span text:style-name="T7">In our <text:s/>database, those tables which have an entity identifier (primary key) is in 1</text:span><text:span text:style-name="T8">st</text:span><text:span text:style-name="T7"> normal form. Eg:</text:span></text:p>
          </draw:text-box>
        </draw:frame>
        <draw:frame draw:name="Table 3" draw:style-name="standard" draw:layer="layout" svg:width="9.741cm" svg:height="9.314cm" svg:x="1.058cm" svg:y="6.138cm">
          <table:table>
            <table:table-column table:style-name="co1"/>
            <table:table-row table:style-name="ro1">
              <table:table-cell table:style-name="ce1">
                <text:p text:style-name="P3"><text:span text:style-name="T9">StudentId</text:span></text:p>
                <text:p text:style-name="P3"><text:span text:style-name="T10">Name</text:span></text:p>
                <text:p text:style-name="P3"><text:span text:style-name="T10">colle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888cm" svg:height="8.888cm" svg:x="12.912cm" svg:y="6.138cm">
          <table:table>
            <table:table-column table:style-name="co2"/>
            <table:table-row table:style-name="ro2">
              <table:table-cell table:style-name="ce1">
                <text:p text:style-name="P3"><text:span text:style-name="T11">TeacherId</text:span></text:p>
                <text:p text:style-name="P3"><text:span text:style-name="T12">Name</text:span></text:p>
                <text:p text:style-name="P3"><text:span text:style-name="T12">Subject</text:span></text:p>
                <text:p text:style-name="P3"><text:span text:style-name="T12">colle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5" draw:style-name="gr1" draw:text-style-name="P4" draw:layer="layout" svg:width="7.196cm" svg:height="1.013cm" svg:x="1.482cm" svg:y="15.875cm">
          <text:p text:style-name="P3"><text:span text:style-name="T13">Studen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draw:layer="layout" svg:width="7.831cm" svg:height="1.013cm" svg:x="13.335cm" svg:y="15.875cm">
          <text:p text:style-name="P3"><text:span text:style-name="T13">Teache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           2nd Normal Form(2 NF)" draw:style-name="dp1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1.956cm" presentation:class="title" presentation:user-transformed="true">
          <draw:text-box>
            <text:p text:style-name="P5"><text:span text:style-name="T5"><text:s text:c="11"/></text:span><text:span text:style-name="T5">2</text:span><text:span text:style-name="T6">nd</text:span><text:span text:style-name="T5"> Normal Form(2 NF)</text:span></text:p>
          </draw:text-box>
        </draw:frame>
        <draw:frame draw:name="Content Placeholder 2" presentation:style-name="pr4" draw:text-style-name="P8" draw:layer="layout" svg:width="22.859cm" svg:height="12.191cm" svg:x="1.27cm" svg:y="5.376cm" presentation:class="outline" presentation:user-transformed="true">
          <draw:text-box>
            <text:list text:style-name="L4">
              <text:list-item>
                <text:p text:style-name="P7"><text:span text:style-name="T7">The second normal form rule is that the key attributes determine all non-key attributes.</text:span></text:p>
              </text:list-item>
              <text:list-item>
                <text:p text:style-name="P7"><text:span text:style-name="T7"> </text:span><text:span text:style-name="T7">The second normal form deals with the situation when the entity identifier contains two or more attributes, and the non-key attribute depends on part of the entity identifi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TextBox 3" draw:style-name="gr1" draw:text-style-name="P4" draw:layer="layout" svg:width="20.531cm" svg:height="5.583cm" svg:x="1.905cm" svg:y="2.328cm">
          <text:p text:style-name="P3"><text:span text:style-name="T13">Intially we had student table <text:s/>shown below .</text:span></text:p>
          <text:p text:style-name="P3"><text:span text:style-name="T13">In this table we had partially dependent non prime attributes </text:span></text:p>
          <text:p text:style-name="P3"><text:span text:style-name="T13">studentId -&gt; name , college ; Username -&gt; password . </text:span></text:p>
          <text:p text:style-name="P3"><text:span text:style-name="T13">Thus we decomposed <text:s/>student table into student and studentRegister</text:span></text:p>
          <text:p text:style-name="P3"><text:span text:style-name="T13">To get 2</text:span><text:span text:style-name="T14">nd</text:span><text:span text:style-name="T13"> normalize form. </text:span></text:p>
          <text:p text:style-name="P3"><text:span text:style-name="T1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8.006cm" svg:height="8.13cm" svg:x="1.134cm" svg:y="9.687cm">
          <table:table>
            <table:table-column table:style-name="co3"/>
            <table:table-row table:style-name="ro3">
              <table:table-cell table:style-name="ce1">
                <text:p text:style-name="P3"><text:span text:style-name="T15">studentId</text:span></text:p>
                <text:p text:style-name="P3"><text:span text:style-name="T16">Name</text:span></text:p>
                <text:p text:style-name="P3"><text:span text:style-name="T16">College</text:span></text:p>
                <text:p text:style-name="P3"><text:span text:style-name="T16">Username </text:span></text:p>
                <text:p text:style-name="P3"><text:span text:style-name="T16">password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7" draw:style-name="gr3" draw:text-style-name="P10" draw:layer="layout" svg:width="8.942cm" svg:height="2.957cm" svg:x="1.058cm" svg:y="7.785cm">
          <text:p text:style-name="P3"><text:span text:style-name="T17">Studen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4" draw:layer="layout" svg:width="12.064cm" svg:height="8.631cm" svg:x="12.065cm" svg:y="8.89cm">
          <text:p text:style-name="P3"><text:span text:style-name="T13">Candidate keys = (studentId , username)</text:span></text:p>
          <text:p text:style-name="P3"><text:span text:style-name="T13">Prime attributes = studentId, <text:s/>username</text:span></text:p>
          <text:p text:style-name="P3"><text:span text:style-name="T13">Non prime attributes = name , college , password</text:span></text:p>
          <text:p text:style-name="P3"><text:span text:style-name="T13">Functional dependencies = </text:span></text:p>
          <text:p text:style-name="P3"><text:span text:style-name="T13">(studentId , username ) -&gt; name, college, password</text:span></text:p>
          <text:p text:style-name="P3"><text:span text:style-name="T13">studentId -&gt; name , college</text:span></text:p>
          <text:p text:style-name="P3"><text:span text:style-name="T13">Username -&gt; passwor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TextBox 3" draw:style-name="gr1" draw:text-style-name="P4" draw:layer="layout" svg:width="20.531cm" svg:height="4.059cm" svg:x="1.905cm" svg:y="2.328cm">
          <text:p text:style-name="P3"><text:span text:style-name="T13">In our database, consider <text:s/>tables student and studentRegister. If they <text:s/>are <text:s/>a same entity , then we will have two primary keys in a table- studentId ,username. So we make another table studentRegister with studentId as foreignkey <text:s/>and <text:s/>username as the primary ke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7.83cm" svg:height="6.38cm" svg:x="0.847cm" svg:y="11.642cm">
          <table:table>
            <table:table-column table:style-name="co4"/>
            <table:table-row table:style-name="ro4">
              <table:table-cell table:style-name="ce1">
                <text:p text:style-name="P3"><text:span text:style-name="T15">studentId</text:span></text:p>
                <text:p text:style-name="P3"><text:span text:style-name="T16">Name</text:span></text:p>
                <text:p text:style-name="P3"><text:span text:style-name="T16">Colleg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6" draw:style-name="standard" draw:layer="layout" svg:width="8.676cm" svg:height="4.7cm" svg:x="13.547cm" svg:y="5.927cm">
          <table:table>
            <table:table-column table:style-name="co5"/>
            <table:table-row table:style-name="ro5">
              <table:table-cell table:style-name="ce1">
                <text:p text:style-name="P3"><text:span text:style-name="T16">studentId</text:span></text:p>
                <text:p text:style-name="P3"><text:span text:style-name="T15">Username</text:span></text:p>
                <text:p text:style-name="P3"><text:span text:style-name="T16">passwor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Straight Arrow Connector 12" draw:style-name="gr4" draw:text-style-name="P11" draw:layer="layout" svg:width="6.137cm" svg:height="4.656cm" svg:x="7.408cm" svg:y="6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1" draw:text-style-name="P4" draw:layer="layout" svg:width="6.561cm" svg:height="1.013cm" svg:x="0.847cm" svg:y="17.812cm">
          <text:p text:style-name="P3"><text:span text:style-name="T13">Studen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10" draw:layer="layout" svg:width="8.018cm" svg:height="1.773cm" svg:x="13.582cm" svg:y="10.753cm">
          <text:p text:style-name="P3"><text:span text:style-name="T13">StudentRegister <text:s/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10" draw:layer="layout" svg:width="10.318cm" svg:height="8.631cm" svg:x="0.782cm" svg:y="6.638cm">
          <text:p text:style-name="P3"><text:span text:style-name="T13">Candidate keys = studentId</text:span></text:p>
          <text:p text:style-name="P3"><text:span text:style-name="T13">Prime attributes=studentId</text:span></text:p>
          <text:p text:style-name="P3"><text:span text:style-name="T13">Non prime attributes = name , college</text:span></text:p>
          <text:p text:style-name="P3"><text:span text:style-name="T13">Functional dependencies = </text:span></text:p>
          <text:p text:style-name="P3"><text:span text:style-name="T13">studentId -&gt; name,college</text:span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10" draw:layer="layout" svg:width="14cm" svg:height="7cm" svg:x="10.8cm" svg:y="12.6cm">
          <text:p text:style-name="P3"><text:span text:style-name="T13">Candidate keys=(studentId, username)</text:span></text:p>
          <text:p text:style-name="P3"><text:span text:style-name="T13">Prime attribute = <text:s/>studentId , username</text:span></text:p>
          <text:p text:style-name="P3"><text:span text:style-name="T13">Non prime attributes = password</text:span></text:p>
          <text:p text:style-name="P3"><text:span text:style-name="T13">Functional dependencies =</text:span></text:p>
          <text:p text:style-name="P3"><text:span text:style-name="T13"><text:s/></text:span><text:span text:style-name="T13">username -&gt; pass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TextBox 3" draw:style-name="gr1" draw:text-style-name="P4" draw:layer="layout" svg:width="19.896cm" svg:height="1.013cm" svg:x="2.328cm" svg:y="3.175cm">
          <text:p text:style-name="P3"><text:span text:style-name="T13">Similarly , we have teacher and teacherRegister tabl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7.83cm" svg:height="7.195cm" svg:x="0.847cm" svg:y="9.313cm">
          <table:table>
            <table:table-column table:style-name="co4"/>
            <table:table-row table:style-name="ro6">
              <table:table-cell table:style-name="ce1">
                <text:p text:style-name="P3"><text:span text:style-name="T15">teacherId</text:span></text:p>
                <text:p text:style-name="P3"><text:span text:style-name="T16">Name</text:span></text:p>
                <text:p text:style-name="P3"><text:span text:style-name="T16">subject</text:span></text:p>
                <text:p text:style-name="P3"><text:span text:style-name="T16">Colleg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5" draw:style-name="standard" draw:layer="layout" svg:width="7.83cm" svg:height="6.983cm" svg:x="13.123cm" svg:y="5.927cm">
          <table:table>
            <table:table-column table:style-name="co4"/>
            <table:table-row table:style-name="ro7">
              <table:table-cell table:style-name="ce1">
                <text:p text:style-name="P3"><text:span text:style-name="T15">teacherId</text:span></text:p>
                <text:p text:style-name="P3"><text:span text:style-name="T16">username</text:span></text:p>
                <text:p text:style-name="P3"><text:span text:style-name="T16">password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traight Arrow Connector 7" draw:style-name="gr8" draw:text-style-name="P11" draw:layer="layout" svg:width="6.349cm" svg:height="3.386cm" svg:x="6.985cm" svg:y="7.1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8" draw:style-name="gr1" draw:text-style-name="P4" draw:layer="layout" svg:width="6.137cm" svg:height="1.013cm" svg:x="1.693cm" svg:y="17.145cm">
          <text:p text:style-name="P3"><text:span text:style-name="T13">Teache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4" draw:layer="layout" svg:width="7.196cm" svg:height="1.773cm" svg:x="14.182cm" svg:y="14.253cm">
          <text:p text:style-name="P3"><text:span text:style-name="T13">TeacherRegister <text:s/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18"><text:page-number>&lt;number&gt;</text:page-number></text:span></text:p>
            </draw:text-box>
          </draw:frame>
        </presentation:notes>
      </draw:page>
      <draw:page draw:name="           3rd Normal Form(3 NF)" draw:style-name="dp1" draw:master-page-name="Title_20_and_20_Content" presentation:presentation-page-layout-name="AL2T11">
        <draw:frame draw:name="Title 1" presentation:style-name="pr3" draw:text-style-name="P6" draw:layer="layout" svg:width="22.859cm" svg:height="3.174cm" svg:x="0.635cm" svg:y="1.482cm" presentation:class="title" presentation:user-transformed="true">
          <draw:text-box>
            <text:p text:style-name="P5"><text:span text:style-name="T5"><text:s text:c="11"/></text:span><text:span text:style-name="T5">3</text:span><text:span text:style-name="T6">rd</text:span><text:span text:style-name="T5"> Normal Form(3 NF)</text:span></text:p>
          </draw:text-box>
        </draw:frame>
        <draw:frame draw:name="Content Placeholder 2" presentation:style-name="pr4" draw:text-style-name="P8" draw:layer="layout" svg:width="22.859cm" svg:height="12.191cm" svg:x="1.27cm" svg:y="5.376cm" presentation:class="outline" presentation:user-transformed="true">
          <draw:text-box>
            <text:list text:style-name="L4">
              <text:list-item>
                <text:p text:style-name="P7"><text:span text:style-name="T7">The third normal form rule is that the non-key attributes should be independent.</text:span></text:p>
              </text:list-item>
              <text:list-item>
                <text:p text:style-name="P7"><text:span text:style-name="T7">This normal form is violated when there exists a dependency among non-key attributes in the form of a transitive dependency.</text:span></text:p>
              </text:list-item>
              <text:list-item>
                <text:p text:style-name="P7"><text:span text:style-name="T19">Transitive dependency</text:span><text:span text:style-name="T7"> in an entity type occurs if non entity identifier attributes have dependency among themselv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TextBox 3" draw:style-name="gr1" draw:text-style-name="P4" draw:layer="layout" svg:width="18.626cm" svg:height="5.583cm" svg:x="2.752cm" svg:y="2.117cm">
          <text:p text:style-name="P3"><text:span text:style-name="T13">In our database, initially we had studentanswer as given below .</text:span></text:p>
          <text:p text:style-name="P3"><text:span text:style-name="T13">As we see two non prime attributes (correctanswer <text:s/>-&gt; <text:s/>points) are fully dependent , thus the studentanswer is not in 3</text:span><text:span text:style-name="T14">rd</text:span><text:span text:style-name="T13"> normalized</text:span></text:p>
          <text:p text:style-name="P3"><text:span text:style-name="T13">form.</text:span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9.946cm" svg:height="8.676cm" svg:x="0.847cm" svg:y="9.525cm">
          <table:table>
            <table:table-column table:style-name="co6"/>
            <table:table-row table:style-name="ro8">
              <table:table-cell table:style-name="ce1">
                <text:p text:style-name="P3"><text:span text:style-name="T20">studentId</text:span></text:p>
                <text:p text:style-name="P3"><text:span text:style-name="T20">questionId</text:span></text:p>
                <text:p text:style-name="P3"><text:span text:style-name="T21">Answer</text:span></text:p>
                <text:p text:style-name="P3"><text:span text:style-name="T21">CorrectAnswer</text:span></text:p>
                <text:p text:style-name="P3"><text:span text:style-name="T21">points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Rectangle 1" draw:style-name="gr1" draw:text-style-name="P4" draw:layer="layout" svg:width="13.969cm" svg:height="1.605cm" svg:x="0.847cm" svg:y="7.62cm">
          <text:p text:style-name="P3"><text:span text:style-name="T22">student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4" draw:layer="layout" svg:width="12.276cm" svg:height="9.393cm" svg:x="11.853cm" svg:y="9.525cm">
          <text:p text:style-name="P3"><text:span text:style-name="T13">Candidate keys = (studentId, questionId)</text:span></text:p>
          <text:p text:style-name="P3"><text:span text:style-name="T13">Prime Attributes = <text:s/>studentId, questionId</text:span></text:p>
          <text:p text:style-name="P3"><text:span text:style-name="T13">Non prime attributes = Answer , <text:s text:c="5"/></text:span><text:span text:style-name="T13"><text:tab/></text:span><text:span text:style-name="T13">correctAnswer, <text:s/>points</text:span></text:p>
          <text:p text:style-name="P3"><text:span text:style-name="T13">Functional dependencies :</text:span></text:p>
          <text:p text:style-name="P3"><text:span text:style-name="T13">(studentId , questionId) -&gt; Answer , correctanswer , points</text:span></text:p>
          <text:p text:style-name="P3"><text:span text:style-name="T13">correctAnswer -&gt; points </text:span></text:p>
          <text:p text:style-name="P3"><text:span text:style-name="T13"/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TextBox 4" draw:style-name="gr1" draw:text-style-name="P4" draw:layer="layout" svg:width="18.626cm" svg:height="3.297cm" svg:x="2.328cm" svg:y="3.496cm">
          <text:p text:style-name="P3"><text:span text:style-name="T13">After 3</text:span><text:span text:style-name="T14">rd</text:span><text:span text:style-name="T13"> normalization, <text:s/>we get studentanswer as given below .</text:span></text:p>
          <text:p text:style-name="P3"><text:span text:style-name="T13">And correctanswer attribute is added to the questionBank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9.946cm" svg:height="6.983cm" svg:x="0.847cm" svg:y="9.525cm">
          <table:table>
            <table:table-column table:style-name="co6"/>
            <table:table-row table:style-name="ro7">
              <table:table-cell table:style-name="ce1">
                <text:p text:style-name="P3"><text:span text:style-name="T20">studentId</text:span></text:p>
                <text:p text:style-name="P3"><text:span text:style-name="T20">questionId</text:span></text:p>
                <text:p text:style-name="P3"><text:span text:style-name="T21">answer</text:span></text:p>
                <text:p text:style-name="P3"><text:span text:style-name="T21">points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6" draw:style-name="gr1" draw:text-style-name="P4" draw:layer="layout" svg:width="13.969cm" svg:height="1.605cm" svg:x="0.847cm" svg:y="7.62cm">
          <text:p text:style-name="P3"><text:span text:style-name="T22">student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4" draw:layer="layout" svg:width="12.276cm" svg:height="8.631cm" svg:x="11.853cm" svg:y="9.525cm">
          <text:p text:style-name="P3"><text:span text:style-name="T13">Candidate keys = (studentId, questionId)</text:span></text:p>
          <text:p text:style-name="P3"><text:span text:style-name="T13">Prime Attributes = <text:s/>studentId, questionId</text:span></text:p>
          <text:p text:style-name="P3"><text:span text:style-name="T13">Non prime attributes = answer , points</text:span></text:p>
          <text:p text:style-name="P3"><text:span text:style-name="T13">Functional dependencies :</text:span></text:p>
          <text:p text:style-name="P3"><text:span text:style-name="T13">(studentId , questionId) -&gt; answer , points</text:span></text:p>
          <text:p text:style-name="P3"><text:span text:style-name="T13"/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TextBox 3" draw:style-name="gr1" draw:text-style-name="P4" draw:layer="layout" svg:width="10.794cm" svg:height="2.537cm" svg:x="9.737cm" svg:y="7.408cm">
          <text:p text:style-name="P3"><text:span text:style-name="T23">END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onstantia1" svg:font-family="Constanti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nstantia" svg:font-family="Constant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74a0" draw:end-color="#00c4cd" draw:start-intensity="100%" draw:end-intensity="100%" draw:angle="0" draw:border="0%"/>
    <draw:gradient draw:name="Gradient_20_3" draw:display-name="Gradient 3" draw:style="linear" draw:start-color="#008abf" draw:end-color="#00a0a8" draw:start-intensity="100%" draw:end-intensity="100%" draw:angle="1800" draw:border="20%"/>
    <draw:fill-image draw:name="msFillBitmap_20_1" draw:display-name="msFillBitmap 1" xlink:href="Pictures/1000000000000005000000054F3A6445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1800" draw:border="2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2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2" draw:opacity-name="msTransGradient_20_1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3" draw:opacity-name="msTransGradient_20_2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2" draw:opacity-name="msTransGradient_20_3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3" draw:opacity-name="msTransGradient_20_4" draw:textarea-vertical-align="top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6pt" fo:hyphenate="false"/>
    </style:style>
    <style:style style:name="MP5" style:family="paragraph">
      <style:paragraph-properties fo:text-align="start" style:font-independent-line-spacing="true"/>
      <style:text-properties fo:font-size="56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50pt" fo:hyphenate="false"/>
    </style:style>
    <style:style style:name="MP10" style:family="paragraph">
      <style:paragraph-properties fo:text-align="start" style:font-independent-line-spacing="true"/>
      <style:text-properties fo:font-size="50pt"/>
    </style:style>
    <style:style style:name="MP11" style:family="paragraph">
      <style:paragraph-properties fo:text-align="start"/>
      <style:text-properties fo:font-size="26pt"/>
    </style:style>
    <style:style style:name="MP12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size="26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6pt"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26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6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0e0ea" style:text-line-through-style="none" style:text-line-through-type="none" style:text-position="0% 100%" style:font-name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font-variant="normal" fo:text-transform="none" fo:color="#d1eaed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4617b" style:text-line-through-style="none" style:text-line-through-type="none" style:text-position="0% 100%" style:font-name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35c75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0e0e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d1ea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style:font-charset="x-symbol" fo:color="#0bd0d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style:font-charset="x-symbol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35c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mirror-horizontal="false" draw:mirror-vertical="false" drawooo:sub-view-size="5772 656" draw:text-areas="0 0 0 0" svg:viewBox="0 0 9163050 104140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mirror-horizontal="false" draw:mirror-vertical="false" drawooo:sub-view-size="3000 595" draw:text-areas="0 0 0 0" svg:viewBox="0 0 4762500 638175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drawooo:sub-view-size="5772 1055" draw:text-areas="0 0 0 0" svg:viewBox="0 0 9163050 649224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drawooo:sub-view-size="5766 854" draw:text-areas="0 0 0 0" svg:viewBox="0 0 9175812 530352" draw:type="ooxml-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5" draw:layer="backgroundobjects" svg:width="21.809cm" svg:height="5.079cm" svg:x="1.482cm" svg:y="3.8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29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6-04-27">27/04/16</text:date></text:span></text:p>
        </draw:text-box>
      </draw:frame>
      <draw:frame draw:name="Footer Placeholder 18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26" presentation:style-name="Mpr2" draw:text-style-name="MP7" draw:layer="backgroundobjects" svg:width="2.116cm" svg:height="1.013cm" svg:x="22.01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reeform 6" draw:style-name="Mgr7" draw:text-style-name="MP3" draw:layer="backgroundobjects" svg:width="25.452cm" svg:height="2.892cm" svg:x="-0.026cm" svg:y="-0.02cm">
        <text:p/>
        <draw:enhanced-geometry draw:mirror-horizontal="false" draw:mirror-vertical="false" drawooo:sub-view-size="5772 656" draw:text-areas="0 0 0 0" svg:viewBox="0 0 9163050 104140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8" draw:text-style-name="MP3" draw:layer="backgroundobjects" svg:width="13.228cm" svg:height="1.772cm" svg:x="12.171cm" svg:y="-0.02cm">
        <text:p/>
        <draw:enhanced-geometry draw:mirror-horizontal="false" draw:mirror-vertical="false" drawooo:sub-view-size="3000 595" draw:text-areas="0 0 0 0" svg:viewBox="0 0 4762500 638175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drawooo:sub-view-size="5772 1055" draw:text-areas="0 0 0 0" svg:viewBox="0 0 9163050 649224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drawooo:sub-view-size="5766 854" draw:text-areas="0 0 0 0" svg:viewBox="0 0 9175812 530352" draw:type="ooxml-non-primitive" draw:modifiers="0 0 0 0 0 0 0 0" draw:enhanced-path="M 0 732 C 273 647 951 214 1638 228 2325 242 3434 854 4122 816 4810 778 5424 170 5766 0 N"/>
        </draw:custom-shape>
      </draw:g>
      <draw:frame draw:name="Title 1" presentation:style-name="Mpr5" draw:text-style-name="MP10" draw:layer="backgroundobjects" svg:width="22.859cm" svg:height="3.174cm" svg:x="1.27cm" svg:y="1.956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2.859cm" svg:height="12.191cm" svg:x="1.27cm" svg:y="5.376cm" presentation:class="outline" presentation:user-transformed="true">
        <draw:text-box>
          <text:list text:style-name="ML6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8"><text:date style:data-style-name="D1" text:date-value="2016-04-27">27/04/16</text:date></text:span></text:p>
        </draw:text-box>
      </draw:frame>
      <draw:frame draw:name="Footer Placeholder 4" presentation:style-name="Mpr7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116cm" svg:height="1.013cm" svg:x="22.013cm" svg:y="17.657cm" presentation:class="page-number" presentation:user-transformed="true">
        <draw:text-box>
          <text:p text:style-name="MP8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rshant</meta:initial-creator>
    <meta:editing-cycles>19</meta:editing-cycles>
    <meta:creation-date>2016-04-26T23:22:29</meta:creation-date>
    <dc:date>2016-04-27T14:59:50.614871545</dc:date>
    <meta:editing-duration>PT2M1S</meta:editing-duration>
    <meta:generator>LibreOffice/4.2.8.2$Linux_X86_64 LibreOffice_project/420m0$Build-2</meta:generator>
    <meta:document-statistic meta:object-count="1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Flow" xlink:href=""/>
  </office:meta>
</office:document-meta>
</file>